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4" style:family="paragraph" style:parent-style-name="Standard" style:master-page-name="First_20_Page">
      <style:paragraph-properties style:page-number="auto"/>
      <style:text-properties style:font-name="Arial1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/FVE/commun/entetes/HEADER_CAISSE_PREST_FVE#%</text:p>
      <text:p text:style-name="Standard"/>
      <text:p text:style-name="Standard">%#include AL/FVE/adi/adiInfoGenerales#%</text:p>
      <text:p text:style-name="P3"/>
      <text:p text:style-name="P3"/>
      <text:p text:style-name="P3"/>
      <text:p text:style-name="Standard">%#include AL/FVE/adi/listAdiDecompteGlobal#%</text:p>
      <text:p text:style-name="Standard"/>
      <text:p text:style-name="Standard"/>
      <text:p text:style-name="Standard"/>
      <text:p text:style-name="Standard">%=remLineWhenBlank(texte_paragraphe_libre,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503cm" fo:margin-bottom="0.5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  <text:p text:style-name="MP2"/>
        <text:p text:style-name="MP2"/>
        <text:p text:style-name="MP2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footer>
        <text:p text:style-name="MP1"><text:page-number text:select-page="current">1</text:page-number>/<text:page-count>1</text:page-count></text:p>
        <text:p text:style-name="MP2">%#include AL/FVE/commun/footer/footer#%</text:p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5-03-11T10:02:48.17</dc:date>
    <meta:editing-cycles>217</meta:editing-cycles>
    <meta:editing-duration>PT18H4M43S</meta:editing-duration>
    <meta:document-statistic meta:table-count="0" meta:image-count="0" meta:object-count="0" meta:page-count="1" meta:paragraph-count="7" meta:word-count="11" meta:character-count="232"/>
    <meta:user-defined meta:name="Info 1"/>
    <meta:user-defined meta:name="Info 2"/>
    <meta:user-defined meta:name="Info 3"/>
    <meta:user-defined meta:name="Info 4"/>
  </office:meta>
</office:document-meta>
</file>